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4.4611990892828">
            <text:p>24.4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2800000">
            <text:p>2,800,000</text:p>
          </table:table-cell>
          <table:table-cell table:formula="oooc:=CEILING(([.T29]-[.W29]/2);[.W29])" office:value-type="float" office:value="4.29">
            <text:p>4.29</text:p>
          </table:table-cell>
          <table:table-cell table:formula="oooc:=[.$D29]*[$globals.$C$36]/[.$L29]" office:value-type="float" office:value="85.8">
            <text:p>85.8</text:p>
          </table:table-cell>
          <table:table-cell table:formula="oooc:=[.F28]" office:value-type="float" office:value="24.4611990892828">
            <text:p>24.46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">
            <text:p>1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594547.807821201">
            <text:p>594547.81</text:p>
          </table:table-cell>
          <table:table-cell table:formula="oooc:=[.AA28]/[.O29]" office:value-type="float" office:value="36.3301314307357">
            <text:p>36.33</text:p>
          </table:table-cell>
          <table:table-cell table:formula="oooc:=([.D29]/[.C29])/([.T29]/[.S29])" office:value-type="float" office:value="0.990265866633184">
            <text:p>0.99</text:p>
          </table:table-cell>
          <table:table-cell/>
          <table:table-cell table:formula="oooc:=[.N29]^[$globals.$C$25]*[$globals.$C$34]/[.T29]*[.L29]*[.Y29]" office:value-type="float" office:value="2773400.85281027">
            <text:p>2773400.85</text:p>
          </table:table-cell>
          <table:table-cell table:formula="oooc:=[.U29]/[.I29]" office:value-type="float" office:value="4.291015625">
            <text:p>4.29</text:p>
          </table:table-cell>
          <table:table-cell table:formula="oooc:=[.N29]/[.K29]" office:value-type="float" office:value="171.640625">
            <text:p>171.6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200000">
            <text:p>4,200,000</text:p>
          </table:table-cell>
          <table:table-cell table:formula="oooc:=CEILING(([.T30]-[.W30]/2);[.W30])" office:value-type="float" office:value="5.37">
            <text:p>5.37</text:p>
          </table:table-cell>
          <table:table-cell table:formula="oooc:=[.$D30]*[$globals.$C$36]/[.$L30]" office:value-type="float" office:value="107.4">
            <text:p>107.4</text:p>
          </table:table-cell>
          <table:table-cell table:formula="oooc:=[.F29]" office:value-type="float" office:value="24.4611990892828">
            <text:p>24.46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">
            <text:p>1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899733.27741004">
            <text:p>899733.28</text:p>
          </table:table-cell>
          <table:table-cell table:formula="oooc:=[.AA28]/[.O30]" office:value-type="float" office:value="24.0071147109035">
            <text:p>24.01</text:p>
          </table:table-cell>
          <table:table-cell table:formula="oooc:=([.D30]/[.C30])/([.T30]/[.S30])" office:value-type="float" office:value="0.999647091916127">
            <text:p>1</text:p>
          </table:table-cell>
          <table:table-cell/>
          <table:table-cell table:formula="oooc:=[.N30]^[$globals.$C$25]*[$globals.$C$34]/[.T30]*[.L30]*[.Y30]" office:value-type="float" office:value="4197006.54185441">
            <text:p>4197006.54</text:p>
          </table:table-cell>
          <table:table-cell table:formula="oooc:=[.U30]/[.I30]" office:value-type="float" office:value="5.36806708421122">
            <text:p>5.37</text:p>
          </table:table-cell>
          <table:table-cell table:formula="oooc:=[.N30]/[.K30]" office:value-type="float" office:value="214.722683368449">
            <text:p>214.72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6400000">
            <text:p>6,400,000</text:p>
          </table:table-cell>
          <table:table-cell table:formula="oooc:=CEILING(([.T31]-[.W31]/2);[.W31])" office:value-type="float" office:value="6.72">
            <text:p>6.72</text:p>
          </table:table-cell>
          <table:table-cell table:formula="oooc:=[.$D31]*[$globals.$C$36]/[.$L31]" office:value-type="float" office:value="134.4">
            <text:p>134.4</text:p>
          </table:table-cell>
          <table:table-cell table:formula="oooc:=[.F30]" office:value-type="float" office:value="24.4611990892828">
            <text:p>24.46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">
            <text:p>1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361572.54274573">
            <text:p>1361572.54</text:p>
          </table:table-cell>
          <table:table-cell table:formula="oooc:=[.AA28]/[.O31]" office:value-type="float" office:value="15.8640096813657">
            <text:p>15.86</text:p>
          </table:table-cell>
          <table:table-cell table:formula="oooc:=([.D31]/[.C31])/([.T31]/[.S31])" office:value-type="float" office:value="0.993070711479202">
            <text:p>0.99</text:p>
          </table:table-cell>
          <table:table-cell/>
          <table:table-cell table:formula="oooc:=[.N31]^[$globals.$C$25]*[$globals.$C$34]/[.T31]*[.L31]*[.Y31]" office:value-type="float" office:value="6351358.79998007">
            <text:p>6351358.8</text:p>
          </table:table-cell>
          <table:table-cell table:formula="oooc:=[.U31]/[.I31]" office:value-type="float" office:value="6.71546010056581">
            <text:p>6.72</text:p>
          </table:table-cell>
          <table:table-cell table:formula="oooc:=[.N31]/[.K31]" office:value-type="float" office:value="268.618404022632">
            <text:p>268.62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9600000">
            <text:p>9,600,000</text:p>
          </table:table-cell>
          <table:table-cell table:formula="oooc:=CEILING(([.T32]-[.W32]/2);[.W32])" office:value-type="float" office:value="8.4">
            <text:p>8.4</text:p>
          </table:table-cell>
          <table:table-cell table:formula="oooc:=[.$D32]*[$globals.$C$36]/[.$L32]" office:value-type="float" office:value="168">
            <text:p>168</text:p>
          </table:table-cell>
          <table:table-cell table:formula="oooc:=[.F31]" office:value-type="float" office:value="24.4611990892828">
            <text:p>24.46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">
            <text:p>1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060477.0721559">
            <text:p>2060477.07</text:p>
          </table:table-cell>
          <table:table-cell table:formula="oooc:=[.AA28]/[.O32]" office:value-type="float" office:value="10.4830091496236">
            <text:p>10.48</text:p>
          </table:table-cell>
          <table:table-cell table:formula="oooc:=([.D32]/[.C32])/([.T32]/[.S32])" office:value-type="float" office:value="1.00107839864591">
            <text:p>1</text:p>
          </table:table-cell>
          <table:table-cell/>
          <table:table-cell table:formula="oooc:=[.N32]^[$globals.$C$25]*[$globals.$C$34]/[.T32]*[.L32]*[.Y32]" office:value-type="float" office:value="9611554.85553771">
            <text:p>9611554.86</text:p>
          </table:table-cell>
          <table:table-cell table:formula="oooc:=[.U32]/[.I32]" office:value-type="float" office:value="8.40105081677046">
            <text:p>8.4</text:p>
          </table:table-cell>
          <table:table-cell table:formula="oooc:=[.N32]/[.K32]" office:value-type="float" office:value="336.042032670819">
            <text:p>336.0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5000000">
            <text:p>15,000,000</text:p>
          </table:table-cell>
          <table:table-cell table:formula="oooc:=CEILING(([.T33]-[.W33]/2);[.W33])" office:value-type="float" office:value="10.51">
            <text:p>10.51</text:p>
          </table:table-cell>
          <table:table-cell table:formula="oooc:=[.$D33]*[$globals.$C$36]/[.$L33]" office:value-type="float" office:value="210.2">
            <text:p>210.2</text:p>
          </table:table-cell>
          <table:table-cell table:formula="oooc:=[.F32]" office:value-type="float" office:value="24.4611990892828">
            <text:p>24.46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">
            <text:p>1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3118134.09245062">
            <text:p>3118134.09</text:p>
          </table:table-cell>
          <table:table-cell table:formula="oooc:=[.AA28]/[.O33]" office:value-type="float" office:value="6.92721972807269">
            <text:p>6.93</text:p>
          </table:table-cell>
          <table:table-cell table:formula="oooc:=([.D33]/[.C33])/([.T33]/[.S33])" office:value-type="float" office:value="0.969707282070731">
            <text:p>0.97</text:p>
          </table:table-cell>
          <table:table-cell/>
          <table:table-cell table:formula="oooc:=[.N33]^[$globals.$C$25]*[$globals.$C$34]/[.T33]*[.L33]*[.Y33]" office:value-type="float" office:value="14545231.918137">
            <text:p>14545231.92</text:p>
          </table:table-cell>
          <table:table-cell table:formula="oooc:=[.U33]/[.I33]" office:value-type="float" office:value="10.5097273707297">
            <text:p>10.51</text:p>
          </table:table-cell>
          <table:table-cell table:formula="oooc:=[.N33]/[.K33]" office:value-type="float" office:value="420.389094829188">
            <text:p>420.39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2000000">
            <text:p>22,000,000</text:p>
          </table:table-cell>
          <table:table-cell table:formula="oooc:=CEILING(([.T34]-[.W34]/2);[.W34])" office:value-type="float" office:value="13.15">
            <text:p>13.15</text:p>
          </table:table-cell>
          <table:table-cell table:formula="oooc:=[.$D34]*[$globals.$C$36]/[.$L34]" office:value-type="float" office:value="263">
            <text:p>263</text:p>
          </table:table-cell>
          <table:table-cell table:formula="oooc:=[.F33]" office:value-type="float" office:value="24.4611990892828">
            <text:p>24.46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">
            <text:p>1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4718693.718989">
            <text:p>4718693.72</text:p>
          </table:table-cell>
          <table:table-cell table:formula="oooc:=[.AA28]/[.O34]" office:value-type="float" office:value="4.57753804047021">
            <text:p>4.58</text:p>
          </table:table-cell>
          <table:table-cell table:formula="oooc:=([.D34]/[.C34])/([.T34]/[.S34])" office:value-type="float" office:value="1.0006943202289">
            <text:p>1</text:p>
          </table:table-cell>
          <table:table-cell/>
          <table:table-cell table:formula="oooc:=[.N34]^[$globals.$C$25]*[$globals.$C$34]/[.T34]*[.L34]*[.Y34]" office:value-type="float" office:value="22011399.2722519">
            <text:p>22011399.27</text:p>
          </table:table-cell>
          <table:table-cell table:formula="oooc:=[.U34]/[.I34]" office:value-type="float" office:value="13.1476849522886">
            <text:p>13.15</text:p>
          </table:table-cell>
          <table:table-cell table:formula="oooc:=[.N34]/[.K34]" office:value-type="float" office:value="525.907398091545">
            <text:p>525.9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8.9110606480729">
            <text:p>38.91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75">
            <text:p>75</text:p>
          </table:table-cell>
          <table:table-cell table:formula="oooc:=[.J28]+1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6000000">
            <text:p>46,000,000</text:p>
          </table:table-cell>
          <table:table-cell table:formula="oooc:=CEILING(([.T37]-[.W37]/2);[.W37])" office:value-type="float" office:value="7.44">
            <text:p>7.44</text:p>
          </table:table-cell>
          <table:table-cell table:formula="oooc:=[.$D37]*[$globals.$C$36]/[.$L37]" office:value-type="float" office:value="148.8">
            <text:p>148.8</text:p>
          </table:table-cell>
          <table:table-cell table:formula="oooc:=[.F36]" office:value-type="float" office:value="38.9110606480729">
            <text:p>38.91</text:p>
          </table:table-cell>
          <table:table-cell table:formula="oooc:=[.G36]">
            <text:p/>
          </table:table-cell>
          <table:table-cell/>
          <table:table-cell table:formula="oooc:=[.I36]" office:value-type="float" office:value="75">
            <text:p>7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">
            <text:p>1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8417854.7783297">
            <text:p>18417854.78</text:p>
          </table:table-cell>
          <table:table-cell table:formula="oooc:=[.AA36]/[.O37]" office:value-type="float" office:value="35.1832505902061">
            <text:p>35.18</text:p>
          </table:table-cell>
          <table:table-cell table:formula="oooc:=([.D37]/[.C37])/([.T37]/[.S37])" office:value-type="float" office:value="1.0008547476686">
            <text:p>1</text:p>
          </table:table-cell>
          <table:table-cell/>
          <table:table-cell table:formula="oooc:=[.N37]^[$globals.$C$25]*[$globals.$C$34]/[.T37]*[.L37]*[.Y37]" office:value-type="float" office:value="46025459.6709614">
            <text:p>46025459.67</text:p>
          </table:table-cell>
          <table:table-cell table:formula="oooc:=[.U37]/[.I37]" office:value-type="float" office:value="7.43776041666667">
            <text:p>7.44</text:p>
          </table:table-cell>
          <table:table-cell table:formula="oooc:=[.N37]/[.K37]" office:value-type="float" office:value="557.83203125">
            <text:p>55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70000000">
            <text:p>70,000,000</text:p>
          </table:table-cell>
          <table:table-cell table:formula="oooc:=CEILING(([.T38]-[.W38]/2);[.W38])" office:value-type="float" office:value="9.3">
            <text:p>9.3</text:p>
          </table:table-cell>
          <table:table-cell table:formula="oooc:=[.$D38]*[$globals.$C$36]/[.$L38]" office:value-type="float" office:value="186">
            <text:p>186</text:p>
          </table:table-cell>
          <table:table-cell table:formula="oooc:=[.F37]" office:value-type="float" office:value="38.9110606480729">
            <text:p>38.91</text:p>
          </table:table-cell>
          <table:table-cell table:formula="oooc:=[.G37]">
            <text:p/>
          </table:table-cell>
          <table:table-cell/>
          <table:table-cell table:formula="oooc:=[.I37]" office:value-type="float" office:value="75">
            <text:p>7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">
            <text:p>1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7871866.0208268">
            <text:p>27871866.02</text:p>
          </table:table-cell>
          <table:table-cell table:formula="oooc:=[.AA36]/[.O38]" office:value-type="float" office:value="23.2492506786518">
            <text:p>23.2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69650643.9504209">
            <text:p>69650643.95</text:p>
          </table:table-cell>
          <table:table-cell table:formula="oooc:=[.U38]/[.I38]" office:value-type="float" office:value="9.30464961263279">
            <text:p>9.3</text:p>
          </table:table-cell>
          <table:table-cell table:formula="oooc:=[.N38]/[.K38]" office:value-type="float" office:value="697.848720947459">
            <text:p>697.85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10000000">
            <text:p>110,000,000</text:p>
          </table:table-cell>
          <table:table-cell table:formula="oooc:=CEILING(([.T39]-[.W39]/2);[.W39])" office:value-type="float" office:value="11.64">
            <text:p>11.64</text:p>
          </table:table-cell>
          <table:table-cell table:formula="oooc:=[.$D39]*[$globals.$C$36]/[.$L39]" office:value-type="float" office:value="232.8">
            <text:p>232.8</text:p>
          </table:table-cell>
          <table:table-cell table:formula="oooc:=[.F38]" office:value-type="float" office:value="38.9110606480729">
            <text:p>38.91</text:p>
          </table:table-cell>
          <table:table-cell table:formula="oooc:=[.G38]">
            <text:p/>
          </table:table-cell>
          <table:table-cell/>
          <table:table-cell table:formula="oooc:=[.I38]" office:value-type="float" office:value="75">
            <text:p>7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">
            <text:p>1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42178686.1082726">
            <text:p>42178686.11</text:p>
          </table:table-cell>
          <table:table-cell table:formula="oooc:=[.AA36]/[.O39]" office:value-type="float" office:value="15.3632097106246">
            <text:p>15.36</text:p>
          </table:table-cell>
          <table:table-cell table:formula="oooc:=([.D39]/[.C39])/([.T39]/[.S39])" office:value-type="float" office:value="0.958196478704143">
            <text:p>0.96</text:p>
          </table:table-cell>
          <table:table-cell/>
          <table:table-cell table:formula="oooc:=[.N39]^[$globals.$C$25]*[$globals.$C$34]/[.T39]*[.L39]*[.Y39]" office:value-type="float" office:value="105402797.438415">
            <text:p>105402797.44</text:p>
          </table:table-cell>
          <table:table-cell table:formula="oooc:=[.U39]/[.I39]" office:value-type="float" office:value="11.6401308409807">
            <text:p>11.64</text:p>
          </table:table-cell>
          <table:table-cell table:formula="oooc:=[.N39]/[.K39]" office:value-type="float" office:value="873.009813073556">
            <text:p>873.01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60000000">
            <text:p>160,000,000</text:p>
          </table:table-cell>
          <table:table-cell table:formula="oooc:=CEILING(([.T40]-[.W40]/2);[.W40])" office:value-type="float" office:value="14.56">
            <text:p>14.56</text:p>
          </table:table-cell>
          <table:table-cell table:formula="oooc:=[.$D40]*[$globals.$C$36]/[.$L40]" office:value-type="float" office:value="291.2">
            <text:p>291.2</text:p>
          </table:table-cell>
          <table:table-cell table:formula="oooc:=[.F39]" office:value-type="float" office:value="38.9110606480729">
            <text:p>38.91</text:p>
          </table:table-cell>
          <table:table-cell table:formula="oooc:=[.G39]">
            <text:p/>
          </table:table-cell>
          <table:table-cell/>
          <table:table-cell table:formula="oooc:=[.I39]" office:value-type="float" office:value="75">
            <text:p>7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">
            <text:p>1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63829295.1211386">
            <text:p>63829295.12</text:p>
          </table:table-cell>
          <table:table-cell table:formula="oooc:=[.AA36]/[.O40]" office:value-type="float" office:value="10.1520782701766">
            <text:p>10.15</text:p>
          </table:table-cell>
          <table:table-cell table:formula="oooc:=([.D40]/[.C40])/([.T40]/[.S40])" office:value-type="float" office:value="0.996792658031972">
            <text:p>1</text:p>
          </table:table-cell>
          <table:table-cell/>
          <table:table-cell table:formula="oooc:=[.N40]^[$globals.$C$25]*[$globals.$C$34]/[.T40]*[.L40]*[.Y40]" office:value-type="float" office:value="159506776.645911">
            <text:p>159506776.65</text:p>
          </table:table-cell>
          <table:table-cell table:formula="oooc:=[.U40]/[.I40]" office:value-type="float" office:value="14.5618214157355">
            <text:p>14.56</text:p>
          </table:table-cell>
          <table:table-cell table:formula="oooc:=[.N40]/[.K40]" office:value-type="float" office:value="1092.13660618016">
            <text:p>1092.14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40000000">
            <text:p>240,000,000</text:p>
          </table:table-cell>
          <table:table-cell table:formula="oooc:=CEILING(([.T41]-[.W41]/2);[.W41])" office:value-type="float" office:value="18.22">
            <text:p>18.22</text:p>
          </table:table-cell>
          <table:table-cell table:formula="oooc:=[.$D41]*[$globals.$C$36]/[.$L41]" office:value-type="float" office:value="364.4">
            <text:p>364.4</text:p>
          </table:table-cell>
          <table:table-cell table:formula="oooc:=[.F40]" office:value-type="float" office:value="38.9110606480729">
            <text:p>38.91</text:p>
          </table:table-cell>
          <table:table-cell table:formula="oooc:=[.G40]">
            <text:p/>
          </table:table-cell>
          <table:table-cell/>
          <table:table-cell table:formula="oooc:=[.I40]" office:value-type="float" office:value="75">
            <text:p>7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">
            <text:p>1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96593310.3085051">
            <text:p>96593310.31</text:p>
          </table:table-cell>
          <table:table-cell table:formula="oooc:=[.AA36]/[.O41]" office:value-type="float" office:value="6.70853911032121">
            <text:p>6.71</text:p>
          </table:table-cell>
          <table:table-cell table:formula="oooc:=([.D41]/[.C41])/([.T41]/[.S41])" office:value-type="float" office:value="1.00593456652905">
            <text:p>1.01</text:p>
          </table:table-cell>
          <table:table-cell/>
          <table:table-cell table:formula="oooc:=[.N41]^[$globals.$C$25]*[$globals.$C$34]/[.T41]*[.L41]*[.Y41]" office:value-type="float" office:value="241382699.64641">
            <text:p>241382699.65</text:p>
          </table:table-cell>
          <table:table-cell table:formula="oooc:=[.U41]/[.I41]" office:value-type="float" office:value="18.2168607759315">
            <text:p>18.22</text:p>
          </table:table-cell>
          <table:table-cell table:formula="oooc:=[.N41]/[.K41]" office:value-type="float" office:value="1366.26455819486">
            <text:p>1366.2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70000000">
            <text:p>370,000,000</text:p>
          </table:table-cell>
          <table:table-cell table:formula="oooc:=CEILING(([.T42]-[.W42]/2);[.W42])" office:value-type="float" office:value="22.79">
            <text:p>22.79</text:p>
          </table:table-cell>
          <table:table-cell table:formula="oooc:=[.$D42]*[$globals.$C$36]/[.$L42]" office:value-type="float" office:value="455.8">
            <text:p>455.8</text:p>
          </table:table-cell>
          <table:table-cell table:formula="oooc:=[.F41]" office:value-type="float" office:value="38.9110606480729">
            <text:p>38.91</text:p>
          </table:table-cell>
          <table:table-cell table:formula="oooc:=[.G41]">
            <text:p/>
          </table:table-cell>
          <table:table-cell/>
          <table:table-cell table:formula="oooc:=[.I41]" office:value-type="float" office:value="75">
            <text:p>7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">
            <text:p>1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46175319.320818">
            <text:p>146175319.32</text:p>
          </table:table-cell>
          <table:table-cell table:formula="oooc:=[.AA36]/[.O42]" office:value-type="float" office:value="4.43303290193472">
            <text:p>4.43</text:p>
          </table:table-cell>
          <table:table-cell table:formula="oooc:=([.D42]/[.C42])/([.T42]/[.S42])" office:value-type="float" office:value="0.987289151364202">
            <text:p>0.99</text:p>
          </table:table-cell>
          <table:table-cell/>
          <table:table-cell table:formula="oooc:=[.N42]^[$globals.$C$25]*[$globals.$C$34]/[.T42]*[.L42]*[.Y42]" office:value-type="float" office:value="365286095.762144">
            <text:p>365286095.76</text:p>
          </table:table-cell>
          <table:table-cell table:formula="oooc:=[.U42]/[.I42]" office:value-type="float" office:value="22.789320583967">
            <text:p>22.79</text:p>
          </table:table-cell>
          <table:table-cell table:formula="oooc:=[.N42]/[.K42]" office:value-type="float" office:value="1709.19904379752">
            <text:p>1709.2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074278948383">
            <text:p>154.07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074278948383">
            <text:p>154.07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074278948383">
            <text:p>154.07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074278948383">
            <text:p>154.07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074278948383">
            <text:p>154.07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074278948383">
            <text:p>154.07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074278948383">
            <text:p>154.07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196115319705">
            <text:p>448.2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196115319705">
            <text:p>448.2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196115319705">
            <text:p>448.2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196115319705">
            <text:p>448.2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196115319705">
            <text:p>448.2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196115319705">
            <text:p>448.2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196115319705">
            <text:p>448.2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0.5641148680479">
            <text:p>30.5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30">
            <text:p>3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3200000">
            <text:p>3,200,000</text:p>
          </table:table-cell>
          <table:table-cell table:formula="oooc:=CEILING(([.T29]-[.W29]/2);[.W29])" office:value-type="float" office:value="3.69">
            <text:p>3.69</text:p>
          </table:table-cell>
          <table:table-cell table:formula="oooc:=[.$D29]*[$globals.$C$36]/[.$L29]" office:value-type="float" office:value="73.8">
            <text:p>73.8</text:p>
          </table:table-cell>
          <table:table-cell table:formula="oooc:=[.F28]" office:value-type="float" office:value="30.5641148680479">
            <text:p>30.56</text:p>
          </table:table-cell>
          <table:table-cell table:formula="oooc:=[.G28]">
            <text:p/>
          </table:table-cell>
          <table:table-cell/>
          <table:table-cell table:formula="oooc:=[.I28]" office:value-type="float" office:value="30">
            <text:p>3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55">
            <text:p>1.5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921549.102122862">
            <text:p>921549.1</text:p>
          </table:table-cell>
          <table:table-cell table:formula="oooc:=[.AA28]/[.O29]" office:value-type="float" office:value="23.4387944714424">
            <text:p>23.44</text:p>
          </table:table-cell>
          <table:table-cell table:formula="oooc:=([.D29]/[.C29])/([.T29]/[.S29])" office:value-type="float" office:value="1.00719801173507">
            <text:p>1.01</text:p>
          </table:table-cell>
          <table:table-cell/>
          <table:table-cell table:formula="oooc:=[.N29]^[$globals.$C$25]*[$globals.$C$34]/[.T29]*[.L29]*[.Y29]" office:value-type="float" office:value="3224078.49139194">
            <text:p>3224078.49</text:p>
          </table:table-cell>
          <table:table-cell table:formula="oooc:=[.U29]/[.I29]" office:value-type="float" office:value="3.69119623655914">
            <text:p>3.69</text:p>
          </table:table-cell>
          <table:table-cell table:formula="oooc:=[.N29]/[.K29]" office:value-type="float" office:value="110.735887096774">
            <text:p>110.7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900000">
            <text:p>4,900,000</text:p>
          </table:table-cell>
          <table:table-cell table:formula="oooc:=CEILING(([.T30]-[.W30]/2);[.W30])" office:value-type="float" office:value="4.62">
            <text:p>4.62</text:p>
          </table:table-cell>
          <table:table-cell table:formula="oooc:=[.$D30]*[$globals.$C$36]/[.$L30]" office:value-type="float" office:value="92.4">
            <text:p>92.4</text:p>
          </table:table-cell>
          <table:table-cell table:formula="oooc:=[.F29]" office:value-type="float" office:value="30.5641148680479">
            <text:p>30.56</text:p>
          </table:table-cell>
          <table:table-cell table:formula="oooc:=[.G29]">
            <text:p/>
          </table:table-cell>
          <table:table-cell/>
          <table:table-cell table:formula="oooc:=[.I29]" office:value-type="float" office:value="30">
            <text:p>3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55">
            <text:p>1.5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394586.57998556">
            <text:p>1394586.58</text:p>
          </table:table-cell>
          <table:table-cell table:formula="oooc:=[.AA28]/[.O30]" office:value-type="float" office:value="15.4884611038087">
            <text:p>15.49</text:p>
          </table:table-cell>
          <table:table-cell table:formula="oooc:=([.D30]/[.C30])/([.T30]/[.S30])" office:value-type="float" office:value="0.996216040619501">
            <text:p>1</text:p>
          </table:table-cell>
          <table:table-cell/>
          <table:table-cell table:formula="oooc:=[.N30]^[$globals.$C$25]*[$globals.$C$34]/[.T30]*[.L30]*[.Y30]" office:value-type="float" office:value="4879020.10490576">
            <text:p>4879020.1</text:p>
          </table:table-cell>
          <table:table-cell table:formula="oooc:=[.U30]/[.I30]" office:value-type="float" office:value="4.61769211545051">
            <text:p>4.62</text:p>
          </table:table-cell>
          <table:table-cell table:formula="oooc:=[.N30]/[.K30]" office:value-type="float" office:value="138.530763463515">
            <text:p>138.53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7400000">
            <text:p>7,400,000</text:p>
          </table:table-cell>
          <table:table-cell table:formula="oooc:=CEILING(([.T31]-[.W31]/2);[.W31])" office:value-type="float" office:value="5.78">
            <text:p>5.78</text:p>
          </table:table-cell>
          <table:table-cell table:formula="oooc:=[.$D31]*[$globals.$C$36]/[.$L31]" office:value-type="float" office:value="115.6">
            <text:p>115.6</text:p>
          </table:table-cell>
          <table:table-cell table:formula="oooc:=[.F30]" office:value-type="float" office:value="30.5641148680479">
            <text:p>30.56</text:p>
          </table:table-cell>
          <table:table-cell table:formula="oooc:=[.G30]">
            <text:p/>
          </table:table-cell>
          <table:table-cell/>
          <table:table-cell table:formula="oooc:=[.I30]" office:value-type="float" office:value="30">
            <text:p>3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55">
            <text:p>1.5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2110437.44125588">
            <text:p>2110437.44</text:p>
          </table:table-cell>
          <table:table-cell table:formula="oooc:=[.AA28]/[.O31]" office:value-type="float" office:value="10.2348449557198">
            <text:p>10.23</text:p>
          </table:table-cell>
          <table:table-cell table:formula="oooc:=([.D31]/[.C31])/([.T31]/[.S31])" office:value-type="float" office:value="0.998327228384679">
            <text:p>1</text:p>
          </table:table-cell>
          <table:table-cell/>
          <table:table-cell table:formula="oooc:=[.N31]^[$globals.$C$25]*[$globals.$C$34]/[.T31]*[.L31]*[.Y31]" office:value-type="float" office:value="7383454.60497684">
            <text:p>7383454.6</text:p>
          </table:table-cell>
          <table:table-cell table:formula="oooc:=[.U31]/[.I31]" office:value-type="float" office:value="5.77673987145446">
            <text:p>5.78</text:p>
          </table:table-cell>
          <table:table-cell table:formula="oooc:=[.N31]/[.K31]" office:value-type="float" office:value="173.302196143634">
            <text:p>173.3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1000000">
            <text:p>11,000,000</text:p>
          </table:table-cell>
          <table:table-cell table:formula="oooc:=CEILING(([.T32]-[.W32]/2);[.W32])" office:value-type="float" office:value="7.23">
            <text:p>7.23</text:p>
          </table:table-cell>
          <table:table-cell table:formula="oooc:=[.$D32]*[$globals.$C$36]/[.$L32]" office:value-type="float" office:value="144.6">
            <text:p>144.6</text:p>
          </table:table-cell>
          <table:table-cell table:formula="oooc:=[.F31]" office:value-type="float" office:value="30.5641148680479">
            <text:p>30.56</text:p>
          </table:table-cell>
          <table:table-cell table:formula="oooc:=[.G31]">
            <text:p/>
          </table:table-cell>
          <table:table-cell/>
          <table:table-cell table:formula="oooc:=[.I31]" office:value-type="float" office:value="30">
            <text:p>3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55">
            <text:p>1.5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3193739.46184164">
            <text:p>3193739.46</text:p>
          </table:table-cell>
          <table:table-cell table:formula="oooc:=[.AA28]/[.O32]" office:value-type="float" office:value="6.76323170943461">
            <text:p>6.76</text:p>
          </table:table-cell>
          <table:table-cell table:formula="oooc:=([.D32]/[.C32])/([.T32]/[.S32])" office:value-type="float" office:value="1.01622897265087">
            <text:p>1.02</text:p>
          </table:table-cell>
          <table:table-cell/>
          <table:table-cell table:formula="oooc:=[.N32]^[$globals.$C$25]*[$globals.$C$34]/[.T32]*[.L32]*[.Y32]" office:value-type="float" office:value="11173432.5195626">
            <text:p>11173432.52</text:p>
          </table:table-cell>
          <table:table-cell table:formula="oooc:=[.U32]/[.I32]" office:value-type="float" office:value="7.2267103800176">
            <text:p>7.23</text:p>
          </table:table-cell>
          <table:table-cell table:formula="oooc:=[.N32]/[.K32]" office:value-type="float" office:value="216.801311400528">
            <text:p>216.8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7000000">
            <text:p>17,000,000</text:p>
          </table:table-cell>
          <table:table-cell table:formula="oooc:=CEILING(([.T33]-[.W33]/2);[.W33])" office:value-type="float" office:value="9.04">
            <text:p>9.04</text:p>
          </table:table-cell>
          <table:table-cell table:formula="oooc:=[.$D33]*[$globals.$C$36]/[.$L33]" office:value-type="float" office:value="180.8">
            <text:p>180.8</text:p>
          </table:table-cell>
          <table:table-cell table:formula="oooc:=[.F32]" office:value-type="float" office:value="30.5641148680479">
            <text:p>30.56</text:p>
          </table:table-cell>
          <table:table-cell table:formula="oooc:=[.G32]">
            <text:p/>
          </table:table-cell>
          <table:table-cell/>
          <table:table-cell table:formula="oooc:=[.I32]" office:value-type="float" office:value="30">
            <text:p>3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55">
            <text:p>1.5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833107.84329846">
            <text:p>4833107.84</text:p>
          </table:table-cell>
          <table:table-cell table:formula="oooc:=[.AA28]/[.O33]" office:value-type="float" office:value="4.46917401811142">
            <text:p>4.47</text:p>
          </table:table-cell>
          <table:table-cell table:formula="oooc:=([.D33]/[.C33])/([.T33]/[.S33])" office:value-type="float" office:value="0.994568344507852">
            <text:p>0.99</text:p>
          </table:table-cell>
          <table:table-cell/>
          <table:table-cell table:formula="oooc:=[.N33]^[$globals.$C$25]*[$globals.$C$34]/[.T33]*[.L33]*[.Y33]" office:value-type="float" office:value="16908832.1048343">
            <text:p>16908832.1</text:p>
          </table:table-cell>
          <table:table-cell table:formula="oooc:=[.U33]/[.I33]" office:value-type="float" office:value="9.04062569525136">
            <text:p>9.04</text:p>
          </table:table-cell>
          <table:table-cell table:formula="oooc:=[.N33]/[.K33]" office:value-type="float" office:value="271.218770857541">
            <text:p>271.22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6000000">
            <text:p>26,000,000</text:p>
          </table:table-cell>
          <table:table-cell table:formula="oooc:=CEILING(([.T34]-[.W34]/2);[.W34])" office:value-type="float" office:value="11.31">
            <text:p>11.31</text:p>
          </table:table-cell>
          <table:table-cell table:formula="oooc:=[.$D34]*[$globals.$C$36]/[.$L34]" office:value-type="float" office:value="226.2">
            <text:p>226.2</text:p>
          </table:table-cell>
          <table:table-cell table:formula="oooc:=[.F33]" office:value-type="float" office:value="30.5641148680479">
            <text:p>30.56</text:p>
          </table:table-cell>
          <table:table-cell table:formula="oooc:=[.G33]">
            <text:p/>
          </table:table-cell>
          <table:table-cell/>
          <table:table-cell table:formula="oooc:=[.I33]" office:value-type="float" office:value="30">
            <text:p>3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55">
            <text:p>1.5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7313975.26443295">
            <text:p>7313975.26</text:p>
          </table:table-cell>
          <table:table-cell table:formula="oooc:=[.AA28]/[.O34]" office:value-type="float" office:value="2.95325034869046">
            <text:p>2.95</text:p>
          </table:table-cell>
          <table:table-cell table:formula="oooc:=([.D34]/[.C34])/([.T34]/[.S34])" office:value-type="float" office:value="0.984177751082033">
            <text:p>0.98</text:p>
          </table:table-cell>
          <table:table-cell/>
          <table:table-cell table:formula="oooc:=[.N34]^[$globals.$C$25]*[$globals.$C$34]/[.T34]*[.L34]*[.Y34]" office:value-type="float" office:value="25588251.6539928">
            <text:p>25588251.65</text:p>
          </table:table-cell>
          <table:table-cell table:formula="oooc:=[.U34]/[.I34]" office:value-type="float" office:value="11.3098365180977">
            <text:p>11.31</text:p>
          </table:table-cell>
          <table:table-cell table:formula="oooc:=[.N34]/[.K34]" office:value-type="float" office:value="339.295095542932">
            <text:p>339.3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780313104648">
            <text:p>77.7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780313104648">
            <text:p>77.78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780313104648">
            <text:p>77.78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780313104648">
            <text:p>77.78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780313104648">
            <text:p>77.78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780313104648">
            <text:p>77.78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780313104648">
            <text:p>77.78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37034185738">
            <text:p>124.6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37034185738">
            <text:p>124.64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37034185738">
            <text:p>124.64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37034185738">
            <text:p>124.64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37034185738">
            <text:p>124.64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37034185738">
            <text:p>124.64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37034185738">
            <text:p>124.64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17.736078505692">
            <text:p>217.7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6000000000">
            <text:p>26,000,000,000</text:p>
          </table:table-cell>
          <table:table-cell table:formula="oooc:=CEILING(([.T53]-[.W53]/2);[.W53])" office:value-type="float" office:value="10.86">
            <text:p>10.86</text:p>
          </table:table-cell>
          <table:table-cell table:formula="oooc:=[.$D53]*[$globals.$C$36]/[.$L53]" office:value-type="float" office:value="217.2">
            <text:p>217.2</text:p>
          </table:table-cell>
          <table:table-cell table:formula="oooc:=[.F52]" office:value-type="float" office:value="217.736078505692">
            <text:p>217.74</text:p>
          </table:table-cell>
          <table:table-cell table:formula="oooc:=[.G52]">
            <text:p/>
          </table:table-cell>
          <table:table-cell/>
          <table:table-cell table:formula="oooc:=[.I52]" office:value-type="float" office:value="350">
            <text:p>3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1.0029772886097">
            <text:p>1</text:p>
          </table:table-cell>
          <table:table-cell/>
          <table:table-cell table:formula="oooc:=[.N53]^[$globals.$C$25]*[$globals.$C$34]/[.T53]*[.L53]*[.Y53]" office:value-type="float" office:value="26079847609.5314">
            <text:p>26079847609.53</text:p>
          </table:table-cell>
          <table:table-cell table:formula="oooc:=[.U53]/[.I53]" office:value-type="float" office:value="10.8610153549827">
            <text:p>10.86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9000000000">
            <text:p>39,000,000,000</text:p>
          </table:table-cell>
          <table:table-cell table:formula="oooc:=CEILING(([.T54]-[.W54]/2);[.W54])" office:value-type="float" office:value="13.59">
            <text:p>13.59</text:p>
          </table:table-cell>
          <table:table-cell table:formula="oooc:=[.$D54]*[$globals.$C$36]/[.$L54]" office:value-type="float" office:value="271.8">
            <text:p>271.8</text:p>
          </table:table-cell>
          <table:table-cell table:formula="oooc:=[.F53]" office:value-type="float" office:value="217.736078505692">
            <text:p>217.74</text:p>
          </table:table-cell>
          <table:table-cell table:formula="oooc:=[.G53]">
            <text:p/>
          </table:table-cell>
          <table:table-cell/>
          <table:table-cell table:formula="oooc:=[.I53]" office:value-type="float" office:value="350">
            <text:p>3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1218205681266">
            <text:p>1.01</text:p>
          </table:table-cell>
          <table:table-cell/>
          <table:table-cell table:formula="oooc:=[.N54]^[$globals.$C$25]*[$globals.$C$34]/[.T54]*[.L54]*[.Y54]" office:value-type="float" office:value="39466812349.4869">
            <text:p>39466812349.49</text:p>
          </table:table-cell>
          <table:table-cell table:formula="oooc:=[.U54]/[.I54]" office:value-type="float" office:value="13.5871467557743">
            <text:p>13.59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60000000000">
            <text:p>60,000,000,000</text:p>
          </table:table-cell>
          <table:table-cell table:formula="oooc:=CEILING(([.T55]-[.W55]/2);[.W55])" office:value-type="float" office:value="17">
            <text:p>17</text:p>
          </table:table-cell>
          <table:table-cell table:formula="oooc:=[.$D55]*[$globals.$C$36]/[.$L55]" office:value-type="float" office:value="340">
            <text:p>340</text:p>
          </table:table-cell>
          <table:table-cell table:formula="oooc:=[.F54]" office:value-type="float" office:value="217.736078505692">
            <text:p>217.74</text:p>
          </table:table-cell>
          <table:table-cell table:formula="oooc:=[.G54]">
            <text:p/>
          </table:table-cell>
          <table:table-cell/>
          <table:table-cell table:formula="oooc:=[.I54]" office:value-type="float" office:value="350">
            <text:p>3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6">
            <text:p>9.3</text:p>
          </table:table-cell>
          <table:table-cell table:formula="oooc:=([.D55]/[.C55])/([.T55]/[.S55])" office:value-type="float" office:value="0.995567288028937">
            <text:p>1</text:p>
          </table:table-cell>
          <table:table-cell/>
          <table:table-cell table:formula="oooc:=[.N55]^[$globals.$C$25]*[$globals.$C$34]/[.T55]*[.L55]*[.Y55]" office:value-type="float" office:value="59725397952.8754">
            <text:p>59725397952.88</text:p>
          </table:table-cell>
          <table:table-cell table:formula="oooc:=[.U55]/[.I55]" office:value-type="float" office:value="16.9975412914091">
            <text:p>17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90000000000">
            <text:p>90,000,000,000</text:p>
          </table:table-cell>
          <table:table-cell table:formula="oooc:=CEILING(([.T56]-[.W56]/2);[.W56])" office:value-type="float" office:value="21.26">
            <text:p>21.26</text:p>
          </table:table-cell>
          <table:table-cell table:formula="oooc:=[.$D56]*[$globals.$C$36]/[.$L56]" office:value-type="float" office:value="425.2">
            <text:p>425.2</text:p>
          </table:table-cell>
          <table:table-cell table:formula="oooc:=[.F55]" office:value-type="float" office:value="217.736078505692">
            <text:p>217.74</text:p>
          </table:table-cell>
          <table:table-cell table:formula="oooc:=[.G55]">
            <text:p/>
          </table:table-cell>
          <table:table-cell/>
          <table:table-cell table:formula="oooc:=[.I55]" office:value-type="float" office:value="350">
            <text:p>3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1.00406738654534">
            <text:p>1</text:p>
          </table:table-cell>
          <table:table-cell/>
          <table:table-cell table:formula="oooc:=[.N56]^[$globals.$C$25]*[$globals.$C$34]/[.T56]*[.L56]*[.Y56]" office:value-type="float" office:value="90382854562.5044">
            <text:p>90382854562.5</text:p>
          </table:table-cell>
          <table:table-cell table:formula="oooc:=[.U56]/[.I56]" office:value-type="float" office:value="21.2639500512036">
            <text:p>21.26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40000000000">
            <text:p>140,000,000,000</text:p>
          </table:table-cell>
          <table:table-cell table:formula="oooc:=CEILING(([.T57]-[.W57]/2);[.W57])" office:value-type="float" office:value="26.6">
            <text:p>26.6</text:p>
          </table:table-cell>
          <table:table-cell table:formula="oooc:=[.$D57]*[$globals.$C$36]/[.$L57]" office:value-type="float" office:value="532">
            <text:p>532</text:p>
          </table:table-cell>
          <table:table-cell table:formula="oooc:=[.F56]" office:value-type="float" office:value="217.736078505692">
            <text:p>217.74</text:p>
          </table:table-cell>
          <table:table-cell table:formula="oooc:=[.G56]">
            <text:p/>
          </table:table-cell>
          <table:table-cell/>
          <table:table-cell table:formula="oooc:=[.I56]" office:value-type="float" office:value="350">
            <text:p>3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76933211176324">
            <text:p>0.98</text:p>
          </table:table-cell>
          <table:table-cell/>
          <table:table-cell table:formula="oooc:=[.N57]^[$globals.$C$25]*[$globals.$C$34]/[.T57]*[.L57]*[.Y57]" office:value-type="float" office:value="136776994023.755">
            <text:p>136776994023.76</text:p>
          </table:table-cell>
          <table:table-cell table:formula="oooc:=[.U57]/[.I57]" office:value-type="float" office:value="26.6012339095544">
            <text:p>26.6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210000000000">
            <text:p>210,000,000,000</text:p>
          </table:table-cell>
          <table:table-cell table:formula="oooc:=CEILING(([.T58]-[.W58]/2);[.W58])" office:value-type="float" office:value="33.28">
            <text:p>33.28</text:p>
          </table:table-cell>
          <table:table-cell table:formula="oooc:=[.$D58]*[$globals.$C$36]/[.$L58]" office:value-type="float" office:value="665.6">
            <text:p>665.6</text:p>
          </table:table-cell>
          <table:table-cell table:formula="oooc:=[.F57]" office:value-type="float" office:value="217.736078505692">
            <text:p>217.74</text:p>
          </table:table-cell>
          <table:table-cell table:formula="oooc:=[.G57]">
            <text:p/>
          </table:table-cell>
          <table:table-cell/>
          <table:table-cell table:formula="oooc:=[.I57]" office:value-type="float" office:value="350">
            <text:p>3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9932368324">
            <text:p>0.99</text:p>
          </table:table-cell>
          <table:table-cell/>
          <table:table-cell table:formula="oooc:=[.N58]^[$globals.$C$25]*[$globals.$C$34]/[.T58]*[.L58]*[.Y58]" office:value-type="float" office:value="206985563630.731">
            <text:p>206985563630.73</text:p>
          </table:table-cell>
          <table:table-cell table:formula="oooc:=[.U58]/[.I58]" office:value-type="float" office:value="33.2781841476707">
            <text:p>33.28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48886888229663">
            <text:p>9.49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98000">
            <text:p>98,000</text:p>
          </table:table-cell>
          <table:table-cell table:formula="oooc:=CEILING(([.T21]-[.W21]/2);[.W21])" office:value-type="float" office:value="4.22">
            <text:p>4.22</text:p>
          </table:table-cell>
          <table:table-cell table:formula="oooc:=[.$D21]*[$globals.$C$36]/[.$L21]" office:value-type="float" office:value="84.4">
            <text:p>84.4</text:p>
          </table:table-cell>
          <table:table-cell table:formula="oooc:=[.F20]" office:value-type="float" office:value="9.48886888229663">
            <text:p>9.49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5">
            <text:p>0.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9596.31564151829">
            <text:p>9596.32</text:p>
          </table:table-cell>
          <table:table-cell table:formula="oooc:=[.AA20]/[.O21]" office:value-type="float" office:value="75.0287951018339">
            <text:p>75.03</text:p>
          </table:table-cell>
          <table:table-cell table:formula="oooc:=([.D21]/[.C21])/([.T21]/[.S21])" office:value-type="float" office:value="0.998017394310733">
            <text:p>1</text:p>
          </table:table-cell>
          <table:table-cell/>
          <table:table-cell table:formula="oooc:=[.N21]^[$globals.$C$25]*[$globals.$C$34]/[.T21]*[.L21]*[.Y21]" office:value-type="float" office:value="97921.5881787581">
            <text:p>97921.59</text:p>
          </table:table-cell>
          <table:table-cell table:formula="oooc:=[.U21]/[.I21]" office:value-type="float" office:value="4.225">
            <text:p>4.23</text:p>
          </table:table-cell>
          <table:table-cell table:formula="oooc:=[.N21]/[.K21]" office:value-type="float" office:value="105.625">
            <text:p>105.63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50000">
            <text:p>150,000</text:p>
          </table:table-cell>
          <table:table-cell table:formula="oooc:=CEILING(([.T22]-[.W22]/2);[.W22])" office:value-type="float" office:value="5.29">
            <text:p>5.29</text:p>
          </table:table-cell>
          <table:table-cell table:formula="oooc:=[.$D22]*[$globals.$C$36]/[.$L22]" office:value-type="float" office:value="105.8">
            <text:p>105.8</text:p>
          </table:table-cell>
          <table:table-cell table:formula="oooc:=[.F21]" office:value-type="float" office:value="9.48886888229663">
            <text:p>9.49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5">
            <text:p>0.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4522.1703109887">
            <text:p>14522.17</text:p>
          </table:table-cell>
          <table:table-cell table:formula="oooc:=[.AA20]/[.O22]" office:value-type="float" office:value="49.5793662091393">
            <text:p>49.58</text:p>
          </table:table-cell>
          <table:table-cell table:formula="oooc:=([.D22]/[.C22])/([.T22]/[.S22])" office:value-type="float" office:value="0.988747301262531">
            <text:p>0.99</text:p>
          </table:table-cell>
          <table:table-cell/>
          <table:table-cell table:formula="oooc:=[.N22]^[$globals.$C$25]*[$globals.$C$34]/[.T22]*[.L22]*[.Y22]" office:value-type="float" office:value="148185.41133662">
            <text:p>148185.41</text:p>
          </table:table-cell>
          <table:table-cell table:formula="oooc:=[.U22]/[.I22]" office:value-type="float" office:value="5.28548143676182">
            <text:p>5.29</text:p>
          </table:table-cell>
          <table:table-cell table:formula="oooc:=[.N22]/[.K22]" office:value-type="float" office:value="132.137035919045">
            <text:p>132.14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220000">
            <text:p>220,000</text:p>
          </table:table-cell>
          <table:table-cell table:formula="oooc:=CEILING(([.T23]-[.W23]/2);[.W23])" office:value-type="float" office:value="6.61">
            <text:p>6.61</text:p>
          </table:table-cell>
          <table:table-cell table:formula="oooc:=[.$D23]*[$globals.$C$36]/[.$L23]" office:value-type="float" office:value="132.2">
            <text:p>132.2</text:p>
          </table:table-cell>
          <table:table-cell table:formula="oooc:=[.F22]" office:value-type="float" office:value="9.48886888229663">
            <text:p>9.49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5">
            <text:p>0.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21976.4999839038">
            <text:p>21976.5</text:p>
          </table:table-cell>
          <table:table-cell table:formula="oooc:=[.AA20]/[.O23]" office:value-type="float" office:value="32.7622688111095">
            <text:p>32.76</text:p>
          </table:table-cell>
          <table:table-cell table:formula="oooc:=([.D23]/[.C23])/([.T23]/[.S23])" office:value-type="float" office:value="1.01898746032242">
            <text:p>1.02</text:p>
          </table:table-cell>
          <table:table-cell/>
          <table:table-cell table:formula="oooc:=[.N23]^[$globals.$C$25]*[$globals.$C$34]/[.T23]*[.L23]*[.Y23]" office:value-type="float" office:value="224249.999835753">
            <text:p>224250</text:p>
          </table:table-cell>
          <table:table-cell table:formula="oooc:=[.U23]/[.I23]" office:value-type="float" office:value="6.61214532978787">
            <text:p>6.61</text:p>
          </table:table-cell>
          <table:table-cell table:formula="oooc:=[.N23]/[.K23]" office:value-type="float" office:value="165.303633244697">
            <text:p>165.3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340000">
            <text:p>340,000</text:p>
          </table:table-cell>
          <table:table-cell table:formula="oooc:=CEILING(([.T24]-[.W24]/2);[.W24])" office:value-type="float" office:value="8.27">
            <text:p>8.27</text:p>
          </table:table-cell>
          <table:table-cell table:formula="oooc:=[.$D24]*[$globals.$C$36]/[.$L24]" office:value-type="float" office:value="165.4">
            <text:p>165.4</text:p>
          </table:table-cell>
          <table:table-cell table:formula="oooc:=[.F23]" office:value-type="float" office:value="9.48886888229663">
            <text:p>9.49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5">
            <text:p>0.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33257.1882301277">
            <text:p>33257.19</text:p>
          </table:table-cell>
          <table:table-cell table:formula="oooc:=[.AA20]/[.O24]" office:value-type="float" office:value="21.6494549995586">
            <text:p>21.65</text:p>
          </table:table-cell>
          <table:table-cell table:formula="oooc:=([.D24]/[.C24])/([.T24]/[.S24])" office:value-type="float" office:value="0.997897228051155">
            <text:p>1</text:p>
          </table:table-cell>
          <table:table-cell/>
          <table:table-cell table:formula="oooc:=[.N24]^[$globals.$C$25]*[$globals.$C$34]/[.T24]*[.L24]*[.Y24]" office:value-type="float" office:value="339359.063572731">
            <text:p>339359.06</text:p>
          </table:table-cell>
          <table:table-cell table:formula="oooc:=[.U24]/[.I24]" office:value-type="float" office:value="8.27180388112784">
            <text:p>8.27</text:p>
          </table:table-cell>
          <table:table-cell table:formula="oooc:=[.N24]/[.K24]" office:value-type="float" office:value="206.795097028196">
            <text:p>206.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510000">
            <text:p>510,000</text:p>
          </table:table-cell>
          <table:table-cell table:formula="oooc:=CEILING(([.T25]-[.W25]/2);[.W25])" office:value-type="float" office:value="10.35">
            <text:p>10.35</text:p>
          </table:table-cell>
          <table:table-cell table:formula="oooc:=[.$D25]*[$globals.$C$36]/[.$L25]" office:value-type="float" office:value="207">
            <text:p>207</text:p>
          </table:table-cell>
          <table:table-cell table:formula="oooc:=[.F24]" office:value-type="float" office:value="9.48886888229663">
            <text:p>9.49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5">
            <text:p>0.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50328.3311621158">
            <text:p>50328.33</text:p>
          </table:table-cell>
          <table:table-cell table:formula="oooc:=[.AA20]/[.O25]" office:value-type="float" office:value="14.3060575102473">
            <text:p>14.31</text:p>
          </table:table-cell>
          <table:table-cell table:formula="oooc:=([.D25]/[.C25])/([.T25]/[.S25])" office:value-type="float" office:value="1.00716021119974">
            <text:p>1.01</text:p>
          </table:table-cell>
          <table:table-cell/>
          <table:table-cell table:formula="oooc:=[.N25]^[$globals.$C$25]*[$globals.$C$34]/[.T25]*[.L25]*[.Y25]" office:value-type="float" office:value="513554.399613426">
            <text:p>513554.4</text:p>
          </table:table-cell>
          <table:table-cell table:formula="oooc:=[.U25]/[.I25]" office:value-type="float" office:value="10.3480392573339">
            <text:p>10.35</text:p>
          </table:table-cell>
          <table:table-cell table:formula="oooc:=[.N25]/[.K25]" office:value-type="float" office:value="258.700981433346">
            <text:p>258.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780000">
            <text:p>780,000</text:p>
          </table:table-cell>
          <table:table-cell table:formula="oooc:=CEILING(([.T26]-[.W26]/2);[.W26])" office:value-type="float" office:value="12.95">
            <text:p>12.95</text:p>
          </table:table-cell>
          <table:table-cell table:formula="oooc:=[.$D26]*[$globals.$C$36]/[.$L26]" office:value-type="float" office:value="259">
            <text:p>259</text:p>
          </table:table-cell>
          <table:table-cell table:formula="oooc:=[.F25]" office:value-type="float" office:value="9.48886888229663">
            <text:p>9.49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5">
            <text:p>0.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76162.2089046302">
            <text:p>76162.21</text:p>
          </table:table-cell>
          <table:table-cell table:formula="oooc:=[.AA20]/[.O26]" office:value-type="float" office:value="9.4535073280448">
            <text:p>9.45</text:p>
          </table:table-cell>
          <table:table-cell table:formula="oooc:=([.D26]/[.C26])/([.T26]/[.S26])" office:value-type="float" office:value="0.996718949426258">
            <text:p>1</text:p>
          </table:table-cell>
          <table:table-cell/>
          <table:table-cell table:formula="oooc:=[.N26]^[$globals.$C$25]*[$globals.$C$34]/[.T26]*[.L26]*[.Y26]" office:value-type="float" office:value="777165.396986022">
            <text:p>777165.4</text:p>
          </table:table-cell>
          <table:table-cell table:formula="oooc:=[.U26]/[.I26]" office:value-type="float" office:value="12.9454128760996">
            <text:p>12.95</text:p>
          </table:table-cell>
          <table:table-cell table:formula="oooc:=[.N26]/[.K26]" office:value-type="float" office:value="323.635321902489">
            <text:p>323.6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4944648523155">
            <text:p>14.49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600000">
            <text:p>1,600,000</text:p>
          </table:table-cell>
          <table:table-cell table:formula="oooc:=CEILING(([.T29]-[.W29]/2);[.W29])" office:value-type="float" office:value="7.63">
            <text:p>7.63</text:p>
          </table:table-cell>
          <table:table-cell table:formula="oooc:=[.$D29]*[$globals.$C$36]/[.$L29]" office:value-type="float" office:value="152.6">
            <text:p>152.6</text:p>
          </table:table-cell>
          <table:table-cell table:formula="oooc:=[.F28]" office:value-type="float" office:value="14.4944648523155">
            <text:p>14.49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5">
            <text:p>0.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297273.903910601">
            <text:p>297273.9</text:p>
          </table:table-cell>
          <table:table-cell table:formula="oooc:=[.AA28]/[.O29]" office:value-type="float" office:value="72.6602628614713">
            <text:p>72.66</text:p>
          </table:table-cell>
          <table:table-cell table:formula="oooc:=([.D29]/[.C29])/([.T29]/[.S29])" office:value-type="float" office:value="0.975219008342245">
            <text:p>0.98</text:p>
          </table:table-cell>
          <table:table-cell/>
          <table:table-cell table:formula="oooc:=[.N29]^[$globals.$C$25]*[$globals.$C$34]/[.T29]*[.L29]*[.Y29]" office:value-type="float" office:value="1560037.97970578">
            <text:p>1560037.98</text:p>
          </table:table-cell>
          <table:table-cell table:formula="oooc:=[.U29]/[.I29]" office:value-type="float" office:value="7.62847222222222">
            <text:p>7.63</text:p>
          </table:table-cell>
          <table:table-cell table:formula="oooc:=[.N29]/[.K29]" office:value-type="float" office:value="343.28125">
            <text:p>343.28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400000">
            <text:p>2,400,000</text:p>
          </table:table-cell>
          <table:table-cell table:formula="oooc:=CEILING(([.T30]-[.W30]/2);[.W30])" office:value-type="float" office:value="9.54">
            <text:p>9.54</text:p>
          </table:table-cell>
          <table:table-cell table:formula="oooc:=[.$D30]*[$globals.$C$36]/[.$L30]" office:value-type="float" office:value="190.8">
            <text:p>190.8</text:p>
          </table:table-cell>
          <table:table-cell table:formula="oooc:=[.F29]" office:value-type="float" office:value="14.4944648523155">
            <text:p>14.49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5">
            <text:p>0.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449866.63870502">
            <text:p>449866.64</text:p>
          </table:table-cell>
          <table:table-cell table:formula="oooc:=[.AA28]/[.O30]" office:value-type="float" office:value="48.014229421807">
            <text:p>48.01</text:p>
          </table:table-cell>
          <table:table-cell table:formula="oooc:=([.D30]/[.C30])/([.T30]/[.S30])" office:value-type="float" office:value="0.983340435988942">
            <text:p>0.98</text:p>
          </table:table-cell>
          <table:table-cell/>
          <table:table-cell table:formula="oooc:=[.N30]^[$globals.$C$25]*[$globals.$C$34]/[.T30]*[.L30]*[.Y30]" office:value-type="float" office:value="2360816.17979311">
            <text:p>2360816.18</text:p>
          </table:table-cell>
          <table:table-cell table:formula="oooc:=[.U30]/[.I30]" office:value-type="float" office:value="9.54323037193106">
            <text:p>9.54</text:p>
          </table:table-cell>
          <table:table-cell table:formula="oooc:=[.N30]/[.K30]" office:value-type="float" office:value="429.445366736898">
            <text:p>429.4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600000">
            <text:p>3,600,000</text:p>
          </table:table-cell>
          <table:table-cell table:formula="oooc:=CEILING(([.T31]-[.W31]/2);[.W31])" office:value-type="float" office:value="11.94">
            <text:p>11.94</text:p>
          </table:table-cell>
          <table:table-cell table:formula="oooc:=[.$D31]*[$globals.$C$36]/[.$L31]" office:value-type="float" office:value="238.8">
            <text:p>238.8</text:p>
          </table:table-cell>
          <table:table-cell table:formula="oooc:=[.F30]" office:value-type="float" office:value="14.4944648523155">
            <text:p>14.49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5">
            <text:p>0.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680786.271372864">
            <text:p>680786.27</text:p>
          </table:table-cell>
          <table:table-cell table:formula="oooc:=[.AA28]/[.O31]" office:value-type="float" office:value="31.7280193627315">
            <text:p>31.73</text:p>
          </table:table-cell>
          <table:table-cell table:formula="oooc:=([.D31]/[.C31])/([.T31]/[.S31])" office:value-type="float" office:value="0.992516542555385">
            <text:p>0.99</text:p>
          </table:table-cell>
          <table:table-cell/>
          <table:table-cell table:formula="oooc:=[.N31]^[$globals.$C$25]*[$globals.$C$34]/[.T31]*[.L31]*[.Y31]" office:value-type="float" office:value="3572639.32498879">
            <text:p>3572639.32</text:p>
          </table:table-cell>
          <table:table-cell table:formula="oooc:=[.U31]/[.I31]" office:value-type="float" office:value="11.9385957343392">
            <text:p>11.94</text:p>
          </table:table-cell>
          <table:table-cell table:formula="oooc:=[.N31]/[.K31]" office:value-type="float" office:value="537.236808045265">
            <text:p>537.24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400000">
            <text:p>5,400,000</text:p>
          </table:table-cell>
          <table:table-cell table:formula="oooc:=CEILING(([.T32]-[.W32]/2);[.W32])" office:value-type="float" office:value="14.94">
            <text:p>14.94</text:p>
          </table:table-cell>
          <table:table-cell table:formula="oooc:=[.$D32]*[$globals.$C$36]/[.$L32]" office:value-type="float" office:value="298.8">
            <text:p>298.8</text:p>
          </table:table-cell>
          <table:table-cell table:formula="oooc:=[.F31]" office:value-type="float" office:value="14.4944648523155">
            <text:p>14.49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5">
            <text:p>0.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030238.53607795">
            <text:p>1030238.54</text:p>
          </table:table-cell>
          <table:table-cell table:formula="oooc:=[.AA28]/[.O32]" office:value-type="float" office:value="20.9660182992473">
            <text:p>20.97</text:p>
          </table:table-cell>
          <table:table-cell table:formula="oooc:=([.D32]/[.C32])/([.T32]/[.S32])" office:value-type="float" office:value="1.00152530864531">
            <text:p>1</text:p>
          </table:table-cell>
          <table:table-cell/>
          <table:table-cell table:formula="oooc:=[.N32]^[$globals.$C$25]*[$globals.$C$34]/[.T32]*[.L32]*[.Y32]" office:value-type="float" office:value="5406499.60623996">
            <text:p>5406499.61</text:p>
          </table:table-cell>
          <table:table-cell table:formula="oooc:=[.U32]/[.I32]" office:value-type="float" office:value="14.9352014520364">
            <text:p>14.94</text:p>
          </table:table-cell>
          <table:table-cell table:formula="oooc:=[.N32]/[.K32]" office:value-type="float" office:value="672.084065341637">
            <text:p>672.08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200000">
            <text:p>8,200,000</text:p>
          </table:table-cell>
          <table:table-cell table:formula="oooc:=CEILING(([.T33]-[.W33]/2);[.W33])" office:value-type="float" office:value="18.68">
            <text:p>18.68</text:p>
          </table:table-cell>
          <table:table-cell table:formula="oooc:=[.$D33]*[$globals.$C$36]/[.$L33]" office:value-type="float" office:value="373.6">
            <text:p>373.6</text:p>
          </table:table-cell>
          <table:table-cell table:formula="oooc:=[.F32]" office:value-type="float" office:value="14.4944648523155">
            <text:p>14.49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5">
            <text:p>0.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559067.04622531">
            <text:p>1559067.05</text:p>
          </table:table-cell>
          <table:table-cell table:formula="oooc:=[.AA28]/[.O33]" office:value-type="float" office:value="13.8544394561454">
            <text:p>13.85</text:p>
          </table:table-cell>
          <table:table-cell table:formula="oooc:=([.D33]/[.C33])/([.T33]/[.S33])" office:value-type="float" office:value="0.997555972359627">
            <text:p>1</text:p>
          </table:table-cell>
          <table:table-cell/>
          <table:table-cell table:formula="oooc:=[.N33]^[$globals.$C$25]*[$globals.$C$34]/[.T33]*[.L33]*[.Y33]" office:value-type="float" office:value="8181692.95395207">
            <text:p>8181692.95</text:p>
          </table:table-cell>
          <table:table-cell table:formula="oooc:=[.U33]/[.I33]" office:value-type="float" office:value="18.6839597701861">
            <text:p>18.68</text:p>
          </table:table-cell>
          <table:table-cell table:formula="oooc:=[.N33]/[.K33]" office:value-type="float" office:value="840.778189658376">
            <text:p>840.78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2000000">
            <text:p>12,000,000</text:p>
          </table:table-cell>
          <table:table-cell table:formula="oooc:=CEILING(([.T34]-[.W34]/2);[.W34])" office:value-type="float" office:value="23.37">
            <text:p>23.37</text:p>
          </table:table-cell>
          <table:table-cell table:formula="oooc:=[.$D34]*[$globals.$C$36]/[.$L34]" office:value-type="float" office:value="467.4">
            <text:p>467.4</text:p>
          </table:table-cell>
          <table:table-cell table:formula="oooc:=[.F33]" office:value-type="float" office:value="14.4944648523155">
            <text:p>14.49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5">
            <text:p>0.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359346.8594945">
            <text:p>2359346.86</text:p>
          </table:table-cell>
          <table:table-cell table:formula="oooc:=[.AA28]/[.O34]" office:value-type="float" office:value="9.15507608094043">
            <text:p>9.16</text:p>
          </table:table-cell>
          <table:table-cell table:formula="oooc:=([.D34]/[.C34])/([.T34]/[.S34])" office:value-type="float" office:value="1.03162268303433">
            <text:p>1.03</text:p>
          </table:table-cell>
          <table:table-cell/>
          <table:table-cell table:formula="oooc:=[.N34]^[$globals.$C$25]*[$globals.$C$34]/[.T34]*[.L34]*[.Y34]" office:value-type="float" office:value="12381412.0906417">
            <text:p>12381412.09</text:p>
          </table:table-cell>
          <table:table-cell table:formula="oooc:=[.U34]/[.I34]" office:value-type="float" office:value="23.373662137402">
            <text:p>23.37</text:p>
          </table:table-cell>
          <table:table-cell table:formula="oooc:=[.N34]/[.K34]" office:value-type="float" office:value="1051.81479618309">
            <text:p>1051.8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1713031030245">
            <text:p>49.17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1713031030245">
            <text:p>49.17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1713031030245">
            <text:p>49.17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1713031030245">
            <text:p>49.17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1713031030245">
            <text:p>49.17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1713031030245">
            <text:p>49.17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1713031030245">
            <text:p>49.17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606942891361">
            <text:p>150.6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606942891361">
            <text:p>150.61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606942891361">
            <text:p>150.61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606942891361">
            <text:p>150.61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606942891361">
            <text:p>150.61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606942891361">
            <text:p>150.61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606942891361">
            <text:p>150.61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1.789284849698">
            <text:p>471.7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1.789284849698">
            <text:p>471.79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1.789284849698">
            <text:p>471.79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1.789284849698">
            <text:p>471.79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1.789284849698">
            <text:p>471.79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1.789284849698">
            <text:p>471.79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1.789284849698">
            <text:p>471.79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0">09/20/2008</text:date>, <text:time>14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9-20T14:31:06</dc:date>
    <meta:editing-cycles>247</meta:editing-cycles>
    <meta:editing-duration>P26DT7H40M58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